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3" office:value-type="string" calcext:value-type="string">
            <text:p>À couteaux tirés</text:p>
          </table:table-cell>
          <table:table-cell table:style-name="ce33" office:value-type="string" calcext:value-type="string">
            <text:p><text:a xlink:href="https://fr.wikipedia.org/wiki/Lee_Tamahori" xlink:type="simple">Lee Tamahori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wzaD2KmWzGUyVJtcUUilH9EbtL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office:value-type="string" calcext:value-type="string">
            <text:p>American Psycho</text:p>
          </table:table-cell>
          <table:table-cell table:style-name="ce33" office:value-type="string" calcext:value-type="string">
            <text:p><text:a xlink:href="https://en.wikipedia.org/wiki/Mary_Harron" xlink:type="simple">Mary Harron</text:a> </text:p>
          </table:table-cell>
          <table:table-cell table:style-name="ce33" office:value-type="string" calcext:value-type="string">
            <text:p><text:a xlink:href="https://en.wikipedia.org/wiki/John_Cale" xlink:type="simple">John Cale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U7k4hBYgFW7pv4hXUVwkMvum0</text:p>
          </table:table-cell>
          <table:table-cell/>
        </table:table-row>
        <table:table-row table:style-name="ro1">
          <table:table-cell office:value-type="string" calcext:value-type="string">
            <text:p>Ant-Man</text:p>
          </table:table-cell>
          <table:table-cell table:style-name="ce33" office:value-type="string" calcext:value-type="string">
            <text:p><text:a xlink:href="https://fr.wikipedia.org/wiki/Peyton_Reed" xlink:type="simple">Peyton Reed</text:a> </text:p>
          </table:table-cell>
          <table:table-cell table:style-name="ce33" office:value-type="string" calcext:value-type="string">
            <text:p><text:a xlink:href="https://fr.wikipedia.org/wiki/Christophe_Beck" xlink:type="simple">Christophe Beck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4Ky7xCXPMKXGopstPjwPRd4ZDrj</text:p>
          </table:table-cell>
          <table:table-cell/>
        </table:table-row>
        <table:table-row table:style-name="ro1">
          <table:table-cell table:style-name="ce3" office:value-type="string" calcext:value-type="string">
            <text:p>Apocalypse Now</text:p>
          </table:table-cell>
          <table:table-cell table:style-name="ce33" office:value-type="string" calcext:value-type="string">
            <text:p><text:a xlink:href="https://fr.wikipedia.org/wiki/Francis_Ford_Coppola" xlink:type="simple">Francis Ford Coppola</text:a> </text:p>
          </table:table-cell>
          <table:table-cell office:value-type="string" calcext:value-type="string">
            <text:p>DIVERS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gQB8Y5RCMkv2zwzFHbUJX3kAhvA</text:p>
          </table:table-cell>
          <table:table-cell/>
        </table:table-row>
        <table:table-row table:style-name="ro2">
          <table:table-cell table:style-name="ce3" office:value-type="string" calcext:value-type="string">
            <text:p>Armageddon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Trevor_Rabin" xlink:type="simple">Trevor Rabin</text:a> &amp; <text:a xlink:href="https://fr.wikipedia.org/wiki/Harry_Gregson-Williams" xlink:type="simple">Harry Gregson-Williams</text:a>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TM3qtGhDU8cvjpoa6KEt5E2auU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table:style-name="ce3" office:value-type="string" calcext:value-type="string">
            <text:p>Black Panther</text:p>
          </table:table-cell>
          <table:table-cell table:style-name="ce33" office:value-type="string" calcext:value-type="string">
            <text:p><text:a xlink:href="https://fr.wikipedia.org/wiki/Ryan_Coogler" xlink:type="simple">Ryan Coogler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 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uxzzxijgPIY7slzFvMotPv8wjKA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aptain America: First Avenger </text:p>
          </table:table-cell>
          <table:table-cell table:style-name="ce33" office:value-type="string" calcext:value-type="string">
            <text:p><text:a xlink:href="https://fr.wikipedia.org/wiki/Joe_Johnston" xlink:type="simple">Joe Johnst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vSNxAJTlD0r02V9sPYpOjqDZXUK</text:p>
          </table:table-cell>
          <table:table-cell/>
        </table:table-row>
        <table:table-row table:style-name="ro1">
          <table:table-cell office:value-type="string" calcext:value-type="string">
            <text:p>Casino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office:value-type="string" calcext:value-type="string">
            <text:p>DIVERS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6zEZY1htzRos2w0W3T7o7W1WJhp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table:style-name="ce3" office:value-type="string" calcext:value-type="string">
            <text:p>Constantine </text:p>
          </table:table-cell>
          <table:table-cell table:style-name="ce33" office:value-type="string" calcext:value-type="string">
            <text:p><text:a xlink:href="https://fr.wikipedia.org/wiki/Francis_Lawrence" xlink:type="simple">Francis Lawrence</text:a> </text:p>
          </table:table-cell>
          <table:table-cell table:style-name="ce33" office:value-type="string" calcext:value-type="string">
            <text:p><text:a xlink:href="https://fr.wikipedia.org/wiki/Brian_Tyler" xlink:type="simple">Brian Tyler</text:a> &amp; <text:a xlink:href="https://fr.wikipedia.org/wiki/Klaus_Badelt" xlink:type="simple">Klaus Badelt</text:a>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PYgvd2MwHlxTamAOjwVQp4qs1W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ark Shadow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teQ3gyMpA0oiWcYX4XoXGry0cB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3" office:value-type="string" calcext:value-type="string">
            <text:p>Dune </text:p>
          </table:table-cell>
          <table:table-cell table:style-name="ce33" office:value-type="string" calcext:value-type="string">
            <text:p><text:a xlink:href="https://fr.wikipedia.org/wiki/Denis_Villeneuve" xlink:type="simple">Denis Villeneuv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5NXSklXo0qyIYkgV94XAgMIckC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table:style-name="ce3" office:value-type="string" calcext:value-type="string">
            <text:p>Fight Club</text:p>
          </table:table-cell>
          <table:table-cell table:style-name="ce33" office:value-type="string" calcext:value-type="string">
            <text:p><text:a xlink:href="https://fr.wikipedia.org/wiki/David_Fincher" xlink:type="simple">David Fincher</text:a> </text:p>
          </table:table-cell>
          <table:table-cell table:style-name="ce33" office:value-type="string" calcext:value-type="string">
            <text:p><text:a xlink:href="https://fr.wikipedia.org/wiki/The_Dust_Brothers" xlink:type="simple">The Dust Brothers</text:a> 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B8BM7pdSp6B6Ih7QZ4DrQ3PmJK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3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&amp; Lisa Gerrar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3" office:value-type="string" calcext:value-type="string">
            <text:p>Hellboy </text:p>
          </table:table-cell>
          <table:table-cell table:style-name="ce33" office:value-type="string" calcext:value-type="string">
            <text:p><text:a xlink:href="https://fr.wikipedia.org/wiki/Guillermo_del_Toro" xlink:type="simple">Guillermo del Toro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1hS8mD8uxBVvf8xVYR30LbbmPO</text:p>
          </table:table-cell>
          <table:table-cell/>
        </table:table-row>
        <table:table-row table:style-name="ro1">
          <table:table-cell table:style-name="ce3" office:value-type="string" calcext:value-type="string">
            <text:p>Hugo Cabret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vDAhBTIHvIoNOlgCfmLirVgUK2p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table:style-name="ce3" office:value-type="string" calcext:value-type="string">
            <text:p>I, Robot</text:p>
          </table:table-cell>
          <table:table-cell table:style-name="ce33" office:value-type="string" calcext:value-type="string">
            <text:p><text:a xlink:href="https://fr.wikipedia.org/wiki/Alex_Proyas" xlink:type="simple">Alex Proyas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efwv6F2lGaghjPpBRSINHtoEiZB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2">
          <table:table-cell office:value-type="string" calcext:value-type="string">
            <text:p>Intouchables</text:p>
          </table:table-cell>
          <table:table-cell table:style-name="ce33" office:value-type="string" calcext:value-type="string">
            <text:p><text:a xlink:href="https://fr.wikipedia.org/wiki/Olivier_Nakache" xlink:type="simple">Olivier Nakache</text:a> &amp; <text:a xlink:href="https://fr.wikipedia.org/wiki/Éric_Toledano" xlink:type="simple">Éric Toledano</text:a></text:p>
          </table:table-cell>
          <table:table-cell table:style-name="ce33" office:value-type="string" calcext:value-type="string">
            <text:p><text:a xlink:href="https://fr.wikipedia.org/wiki/Ludovico_Einaudi" xlink:type="simple">Ludovico Einaud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323BP0itpxTsO0skTwdnVmf7YC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office:value-type="string" calcext:value-type="string">
            <text:p>Joker</text:p>
          </table:table-cell>
          <table:table-cell table:style-name="ce33" office:value-type="string" calcext:value-type="string">
            <text:p><text:a xlink:href="https://fr.wikipedia.org/wiki/Todd_Phillips" xlink:type="simple">Todd Phillips</text:a> </text:p>
          </table:table-cell>
          <table:table-cell table:style-name="ce33" office:value-type="string" calcext:value-type="string">
            <text:p><text:a xlink:href="https://fr.wikipedia.org/wiki/Hildur_Guðnadóttir" xlink:type="simple">Hildur Guðnadóttir</text:a> 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udDclJoHjfjb8Ekgsd4FDteOkCU</text:p>
          </table:table-cell>
          <table:table-cell/>
        </table:table-row>
        <table:table-row table:style-name="ro1">
          <table:table-cell office:value-type="string" calcext:value-type="string">
            <text:p>Jumanji</text:p>
          </table:table-cell>
          <table:table-cell table:style-name="ce33" office:value-type="string" calcext:value-type="string">
            <text:p><text:a xlink:href="https://fr.wikipedia.org/wiki/Joe_Johnston" xlink:type="simple">Joe Johnston</text:a>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6aGn2X51bahFoOI8wE1h2VGTgcH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1">
          <table:table-cell office:value-type="string" calcext:value-type="string">
            <text:p>Kill Bill</text:p>
          </table:table-cell>
          <table:table-cell table:style-name="ce33" office:value-type="string" calcext:value-type="string">
            <text:p><text:a xlink:href="https://fr.wikipedia.org/wiki/Quentin_Tarantino" xlink:type="simple">Quentin Tarantino</text:a> </text:p>
          </table:table-cell>
          <table:table-cell office:value-type="string" calcext:value-type="string">
            <text:p>DIVER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v7TaX8kXMXs5yFFGR41guUDNcnB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Armée des douze singes</text:p>
          </table:table-cell>
          <table:table-cell table:style-name="ce33" office:value-type="string" calcext:value-type="string">
            <text:p><text:a xlink:href="https://fr.wikipedia.org/wiki/Terry_Gilliam" xlink:type="simple">Terry Gilliam</text:a> </text:p>
          </table:table-cell>
          <table:table-cell table:style-name="ce33" office:value-type="string" calcext:value-type="string">
            <text:p><text:a xlink:href="https://fr.wikipedia.org/wiki/Paul_Buckmaster" xlink:type="simple">Paul Buckmast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gt3iyguaCIw8DpQZI1LIN5TohM2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table:style-name="ce3" office:value-type="string" calcext:value-type="string">
            <text:p>La Liste de Schindler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F1U4EUQS8YHUYjNl3pMGNIQyr0</text:p>
          </table:table-cell>
          <table:table-cell/>
        </table:table-row>
        <table:table-row table:style-name="ro1">
          <table:table-cell office:value-type="string" calcext:value-type="string">
            <text:p>La Mémoire dans la peau</text:p>
          </table:table-cell>
          <table:table-cell table:style-name="ce33" office:value-type="string" calcext:value-type="string">
            <text:p><text:a xlink:href="https://fr.wikipedia.org/wiki/Doug_Liman" xlink:type="simple">Doug Liman</text:a> </text:p>
          </table:table-cell>
          <table:table-cell table:style-name="ce33" office:value-type="string" calcext:value-type="string">
            <text:p><text:a xlink:href="https://fr.wikipedia.org/wiki/John_Powell_(compositeur)" xlink:type="simple">John Powell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P8swke3gmowbkfZ6lmNidu0y9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table:style-name="ce3" office:value-type="string" calcext:value-type="string">
            <text:p>La Soupe aux choux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zEUG0uqQBAQ9fYV8eL2S2twYAhf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Grinch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8Cb5eOuidzi2l3oBA093WazikH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office:value-type="string" calcext:value-type="string">
            <text:p>Le Masque de Zorro</text:p>
          </table:table-cell>
          <table:table-cell table:style-name="ce33" office:value-type="string" calcext:value-type="string">
            <text:p><text:a xlink:href="https://fr.wikipedia.org/wiki/Martin_Campbell" xlink:type="simple">Martin Campbell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QBxafkXiqUadYWsVZGhi8qyPT6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office:value-type="string" calcext:value-type="string">
            <text:p>Le Prestige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3" office:value-type="string" calcext:value-type="string">
            <text:p><text:a xlink:href="https://fr.wikipedia.org/wiki/David_Julyan" xlink:type="simple">David Julyan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tRNlZbgNCNOpLpbPEz5L8G8A0JN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Lone Ranger : Naissance d'un héros</text:p>
          </table:table-cell>
          <table:table-cell table:style-name="ce33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xRmsqvHnaWmrazJl9bTBqs4LAjp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rs Attacks!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ll4O5vSAfnZDb6JbnP06GPtz7b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table:style-name="ce3" office:value-type="string" calcext:value-type="string">
            <text:p>Nikita </text:p>
          </table:table-cell>
          <table:table-cell table:style-name="ce33" office:value-type="string" calcext:value-type="string">
            <text:p><text:a xlink:href="https://fr.wikipedia.org/wiki/Luc_Besson" xlink:type="simple">Luc Besson</text:a> 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LqvVdR1gucaMF5wtCAOS9nsolY</text:p>
          </table:table-cell>
          <table:table-cell/>
        </table:table-row>
        <table:table-row table:style-name="ro1">
          <table:table-cell office:value-type="string" calcext:value-type="string">
            <text:p>Oblivion</text:p>
          </table:table-cell>
          <table:table-cell table:style-name="ce33" office:value-type="string" calcext:value-type="string">
            <text:p><text:a xlink:href="https://fr.wikipedia.org/wiki/Joseph_Kosinski" xlink:type="simple">Joseph Kosinski</text:a> </text:p>
          </table:table-cell>
          <table:table-cell table:style-name="ce33" office:value-type="string" calcext:value-type="string">
            <text:p><text:a xlink:href="https://fr.wikipedia.org/wiki/M83_(groupe)" xlink:type="simple">M83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ncs7hqBsEjFMqt6Y7ShBCO9tWs</text:p>
          </table:table-cell>
          <table:table-cell/>
        </table:table-row>
        <table:table-row table:style-name="ro1">
          <table:table-cell table:style-name="ce3" office:value-type="string" calcext:value-type="string">
            <text:p>Ocean's Eleven </text:p>
          </table:table-cell>
          <table:table-cell table:style-name="ce33" office:value-type="string" calcext:value-type="string">
            <text:p><text:a xlink:href="https://fr.wikipedia.org/wiki/Steven_Soderbergh" xlink:type="simple">Steven Soderbergh</text:a> </text:p>
          </table:table-cell>
          <table:table-cell table:style-name="ce33" office:value-type="string" calcext:value-type="string">
            <text:p><text:a xlink:href="https://fr.wikipedia.org/wiki/David_Holmes" xlink:type="simple">David Holmes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u82ZyAff0Iy4RXNSsnbTTlglEak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DIVERS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table:style-name="ce3" office:value-type="string" calcext:value-type="string">
            <text:p>Seul au monde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ydtGc9GXq0XGKozNOs0kmzfuuBm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table:style-name="ce33" office:value-type="string" calcext:value-type="string">
            <text:p><text:a xlink:href="https://fr.wikipedia.org/wiki/David_Fincher" xlink:type="simple">David Fincher</text:a>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6oD6CmR9sAKKGg1dFtR2QpVO16R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33" office:value-type="string" calcext:value-type="string">
            <text:p><text:a xlink:href="https://fr.wikipedia.org/wiki/Jan_de_Bont" xlink:type="simple">Jan de Bont</text:a></text:p>
          </table:table-cell>
          <table:table-cell table:style-name="ce33" office:value-type="string" calcext:value-type="string">
            <text:p><text:a xlink:href="https://fr.wikipedia.org/wiki/Mark_Mancina" xlink:type="simple">Mark Mancina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tgZ7NaJYRBUgXbXKziOdpajkt1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office:value-type="string" calcext:value-type="string">
            <text:p>Tenet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CIFMriQh8rvhxpN1IWGgvH0Tlg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e Grand Budapest Hotel</text:p>
          </table:table-cell>
          <table:table-cell table:style-name="ce33" office:value-type="string" calcext:value-type="string">
            <text:p><text:a xlink:href="https://fr.wikipedia.org/wiki/Wes_Anderson" xlink:type="simple">Wes Anderson</text:a> </text:p>
          </table:table-cell>
          <table:table-cell table:style-name="ce33" office:value-type="string" calcext:value-type="string">
            <text:p><text:a xlink:href="https://fr.wikipedia.org/wiki/Alexandre_Desplat" xlink:type="simple">Alexandre Desplat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WdyYQreja6JGCzqHWXpWHDrrPo</text:p>
          </table:table-cell>
          <table:table-cell/>
        </table:table-row>
        <table:table-row table:style-name="ro1">
          <table:table-cell office:value-type="string" calcext:value-type="string">
            <text:p>The Truman Show</text:p>
          </table:table-cell>
          <table:table-cell table:style-name="ce33" office:value-type="string" calcext:value-type="string">
            <text:p><text:a xlink:href="https://fr.wikipedia.org/wiki/Peter_Weir" xlink:type="simple">Peter Weir</text:a> </text:p>
          </table:table-cell>
          <table:table-cell table:style-name="ce33" office:value-type="string" calcext:value-type="string">
            <text:p>Burkhard Dallwitz &amp; <text:a xlink:href="https://fr.wikipedia.org/wiki/Philip_Glass" xlink:type="simple">Philip Glas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vuza0WqY239yBXOadKlGwJsZJFE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Tron</text:p>
          </table:table-cell>
          <table:table-cell table:style-name="ce33" office:value-type="string" calcext:value-type="string">
            <text:p><text:a xlink:href="https://fr.wikipedia.org/wiki/Steven_Lisberger" xlink:type="simple">Steven Lisberger</text:a> </text:p>
          </table:table-cell>
          <table:table-cell table:style-name="ce33" office:value-type="string" calcext:value-type="string">
            <text:p><text:a xlink:href="https://fr.wikipedia.org/wiki/Wendy_Carlos" xlink:type="simple">Wendy Carlo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zwSFEczP7AzqugAHHIX3zHniT0t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Vol au-dessus d'un nid de coucou</text:p>
          </table:table-cell>
          <table:table-cell table:style-name="ce33" office:value-type="string" calcext:value-type="string">
            <text:p><text:a xlink:href="https://fr.wikipedia.org/wiki/Miloš_Forman" xlink:type="simple">Miloš Forman</text:a> </text:p>
          </table:table-cell>
          <table:table-cell table:style-name="ce33" office:value-type="string" calcext:value-type="string">
            <text:p><text:a xlink:href="https://fr.wikipedia.org/wiki/Jack_Nitzsche" xlink:type="simple">Jack Nitzsche</text:a> 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3jcbDmRFiQ83drXNOvRDeKHxS0C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office:value-type="string" calcext:value-type="string">
            <text:p>Wonder Woman</text:p>
          </table:table-cell>
          <table:table-cell table:style-name="ce33" office:value-type="string" calcext:value-type="string">
            <text:p><text:a xlink:href="https://fr.wikipedia.org/wiki/Patty_Jenkins" xlink:type="simple">Patty Jenkins</text:a> </text:p>
          </table:table-cell>
          <table:table-cell table:style-name="ce33" office:value-type="string" calcext:value-type="string">
            <text:p><text:a xlink:href="https://fr.wikipedia.org/wiki/Rupert_Gregson-Williams" xlink:type="simple">Rupert Gregson-Williams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mekS7f1OuHyUP2LAiTEM0zBzUz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style-name="ce3" office:value-type="string" calcext:value-type="string">
            <text:p>Justice League</text:p>
          </table:table-cell>
          <table:table-cell table:style-name="ce33" office:value-type="string" calcext:value-type="string">
            <text:p><text:a xlink:href="https://fr.wikipedia.org/wiki/Zack_Snyder" xlink:type="simple">Zack Snyder</text:a> et <text:a xlink:href="https://fr.wikipedia.org/wiki/Joss_Whedon" xlink:type="simple">Joss Whedon</text:a></text:p>
          </table:table-cell>
          <table:table-cell table:style-name="ce30" office:value-type="string" calcext:value-type="string">
            <text:p><text:a xlink:href="https://fr.wikipedia.org/wiki/Danny_Elfman" xlink:type="simple">Danny Elfman</text:a>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ifGNCSDuxJeS1loAXil5bIGgvC</text:p>
          </table:table-cell>
          <table:table-cell/>
        </table:table-row>
        <table:table-row table:style-name="ro1">
          <table:table-cell office:value-type="string" calcext:value-type="string">
            <text:p>Bienvenue à Gattaca</text:p>
          </table:table-cell>
          <table:table-cell table:style-name="ce33" office:value-type="string" calcext:value-type="string">
            <text:p><text:a xlink:href="https://fr.wikipedia.org/wiki/Andrew_Niccol" xlink:type="simple">Andrew Niccol</text:a> </text:p>
          </table:table-cell>
          <table:table-cell table:style-name="ce33" office:value-type="string" calcext:value-type="string">
            <text:p><text:a xlink:href="https://fr.wikipedia.org/wiki/Michael_Nyman" xlink:type="simple">Michael Ny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eSKr5Fl1MEC7zpAXaLWBWSBjgJq</text:p>
          </table:table-cell>
          <table:table-cell/>
        </table:table-row>
        <table:table-row table:style-name="ro1">
          <table:table-cell office:value-type="string" calcext:value-type="string">
            <text:p>La Folie des grandeurs</text:p>
          </table:table-cell>
          <table:table-cell table:style-name="ce33" office:value-type="string" calcext:value-type="string">
            <text:p><text:a xlink:href="https://fr.wikipedia.org/wiki/Gérard_Oury" xlink:type="simple">Gérard Oury</text:a> </text:p>
          </table:table-cell>
          <table:table-cell table:style-name="ce33" office:value-type="string" calcext:value-type="string">
            <text:p><text:a xlink:href="https://fr.wikipedia.org/wiki/Michel_Polnareff" xlink:type="simple">Michel Polnareff</text:a> 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JtEs9WRqyEREvdkS470n593z03</text:p>
          </table:table-cell>
          <table:table-cell/>
        </table:table-row>
        <table:table-row table:style-name="ro1">
          <table:table-cell office:value-type="string" calcext:value-type="string">
            <text:p>The Mask</text:p>
          </table:table-cell>
          <table:table-cell table:style-name="ce33" office:value-type="string" calcext:value-type="string">
            <text:p><text:a xlink:href="https://fr.wikipedia.org/wiki/Chuck_Russell" xlink:type="simple">Chuck Russell</text:a></text:p>
          </table:table-cell>
          <table:table-cell table:style-name="ce33" office:value-type="string" calcext:value-type="string">
            <text:p><text:a xlink:href="https://fr.wikipedia.org/wiki/Randy_Edelman" xlink:type="simple">Randy Edelman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xbbXp9px4o8Oe7IbGd0yIbla8mZ</text:p>
          </table:table-cell>
          <table:table-cell/>
        </table:table-row>
        <table:table-row table:style-name="ro1">
          <table:table-cell office:value-type="string" calcext:value-type="string">
            <text:p>Braveheart</text:p>
          </table:table-cell>
          <table:table-cell table:style-name="ce33" office:value-type="string" calcext:value-type="string">
            <text:p><text:a xlink:href="https://fr.wikipedia.org/wiki/Mel_Gibson" xlink:type="simple">Mel Gibs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E2Q9RaNBdJbAV1N67LhwCYluK0</text:p>
          </table:table-cell>
          <table:table-cell/>
        </table:table-row>
        <table:table-row table:style-name="ro1">
          <table:table-cell office:value-type="string" calcext:value-type="string">
            <text:p>Usual Suspects</text:p>
          </table:table-cell>
          <table:table-cell table:style-name="ce33" office:value-type="string" calcext:value-type="string">
            <text:p><text:a xlink:href="https://fr.wikipedia.org/wiki/Bryan_Singer" xlink:type="simple">Bryan Singer</text:a> </text:p>
          </table:table-cell>
          <table:table-cell table:style-name="ce33" office:value-type="string" calcext:value-type="string">
            <text:p><text:a xlink:href="https://fr.wikipedia.org/wiki/John_Ottman" xlink:type="simple">John Ottman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bUPmtQzrRhzqYySeiMpv7GurAfm</text:p>
          </table:table-cell>
          <table:table-cell/>
        </table:table-row>
        <table:table-row table:style-name="ro1">
          <table:table-cell office:value-type="string" calcext:value-type="string">
            <text:p>Le Crime de l'Orient-Express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kc2gJjebceoFgOQbukzPzP8SXVZ</text:p>
          </table:table-cell>
          <table:table-cell/>
        </table:table-row>
        <table:table-row table:style-name="ro1">
          <table:table-cell office:value-type="string" calcext:value-type="string">
            <text:p>Shutter Island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office:value-type="string" calcext:value-type="string">
            <text:p>DIVERS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4GDy0PHYX3VRXUtwK5ysFbg3kEx</text:p>
          </table:table-cell>
          <table:table-cell/>
        </table:table-row>
        <table:table-row table:style-name="ro3">
          <table:table-cell office:value-type="string" calcext:value-type="string">
            <text:p>Les Infiltrés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aqfeqtqnuCk2zCG7QxVkvm7kf1O</text:p>
          </table:table-cell>
          <table:table-cell/>
        </table:table-row>
        <table:table-row table:style-name="ro3">
          <table:table-cell table:style-name="ce3" office:value-type="string" calcext:value-type="string">
            <text:p>Rock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&amp; Nick Glennie-Smith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j5mxLNWjUlXUUk8weFBtnF4afIR</text:p>
          </table:table-cell>
          <table:table-cell/>
        </table:table-row>
        <table:table-row table:style-name="ro1" table:number-rows-repeated="10484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1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3-06-16T16:58:02.802000000</dc:date>
    <meta:editing-duration>PT19H50M20S</meta:editing-duration>
    <meta:editing-cycles>53</meta:editing-cycles>
    <meta:document-statistic meta:table-count="1" meta:cell-count="846" meta:object-count="0"/>
  </office:meta>
</office:document-meta>
</file>